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ra things to do before End of year iteration</text:p>
      <text:p text:style-name="P1"><text:span text:style-name="T1"/></text:p>
      <text:p text:style-name="P1">Unit Phase</text:p>
      <text:p text:style-name="P1"><text:span text:style-name="T1">-death sequences</text:span></text:p>
      <text:p text:style-name="P1"><text:span text:style-name="T1">-units attacking near by enemies 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5-09-20T12:15:09.46</meta:creation-date>
    <meta:document-statistic meta:table-count="0" meta:image-count="0" meta:object-count="0" meta:page-count="1" meta:paragraph-count="4" meta:word-count="18" meta:character-count="106"/>
    <dc:date>2015-09-20T12:16:48.72</dc:date>
    <dc:creator>Harry Martin</dc:creator>
    <meta:editing-duration>PT1M42S</meta:editing-duration>
    <meta:editing-cycles>1</meta:editing-cycles>
    <meta:generator>OpenOffice/4.1.1$Win32 OpenOffice.org_project/411m6$Build-9775</meta:generator>
  </office:meta>
</office:document-meta>
</file>